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3.3543in"/>
    </style:style>
    <style:style style:name="co3" style:family="table-column">
      <style:table-column-properties fo:break-before="auto" style:column-width="4.0075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3299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Analog version</text:p>
          </table:table-cell>
          <table:table-cell office:value-type="string">
            <text:p>Digital Ver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3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DS1291/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4,U5</text:p>
          </table:table-cell>
          <table:table-cell office:value-type="string">
            <text:p>SO8N</text:p>
          </table:table-cell>
          <table:table-cell office:value-type="float" office:value="2">
            <text:p>2</text:p>
          </table:table-cell>
          <table:table-cell office:value-type="string">
            <text:p>INA155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10,U12</text:p>
          </table:table-cell>
          <table:table-cell office:value-type="string">
            <text:p>SO8N</text:p>
          </table:table-cell>
          <table:table-cell office:value-type="float" office:value="2">
            <text:p>2</text:p>
          </table:table-cell>
          <table:table-cell office:value-type="string">
            <text:p>CA314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1</text:p>
          </table:table-cell>
          <table:table-cell office:value-type="string">
            <text:p>SO8N</text:p>
          </table:table-cell>
          <table:table-cell office:value-type="float" office:value="1">
            <text:p>1</text:p>
          </table:table-cell>
          <table:table-cell office:value-type="string">
            <text:p>TL07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24,C23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4n7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35,R43,R1,R56,R59,R49,R58,R2,R3,R5,R57,20k1</text:p>
          </table:table-cell>
          <table:table-cell office:value-type="string">
            <text:p>SM0805</text:p>
          </table:table-cell>
          <table:table-cell office:value-type="float" office:value="14">
            <text:p>14</text:p>
          </table:table-cell>
          <table:table-cell office:value-type="string">
            <text:p>20k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47,R44,R39,R36,R54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M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18,C15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6n8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19,C16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440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48,R4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45,R37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17,C14,C1,C25,C26</text:p>
          </table:table-cell>
          <table:table-cell office:value-type="string">
            <text:p>SM0805</text:p>
          </table:table-cell>
          <table:table-cell office:value-type="float" office:value="7">
            <text:p>7</text:p>
          </table:table-cell>
          <table:table-cell office:value-type="string">
            <text:p>1µ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4,R8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LED dependent</text:p>
          </table:table-cell>
          <table:table-cell office:value-type="string">
            <text:p>LED series R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2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2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0µ_ceramic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22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n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1,P3</text:p>
          </table:table-cell>
          <table:table-cell office:value-type="string">
            <text:p>PIN_ARRAY_4x1</text:p>
          </table:table-cell>
          <table:table-cell office:value-type="float" office:value="2">
            <text:p>2</text:p>
          </table:table-cell>
          <table:table-cell office:value-type="string">
            <text:p>CONN_4</text:p>
          </table:table-cell>
          <table:table-cell office:value-type="string">
            <text:p>1 male, 1 femal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HIELD1</text:p>
          </table:table-cell>
          <table:table-cell office:value-type="string">
            <text:p>ARDUINO_SHIELD_GHETTO_STACKING</text:p>
          </table:table-cell>
          <table:table-cell office:value-type="float" office:value="1">
            <text:p>1</text:p>
          </table:table-cell>
          <table:table-cell office:value-type="string">
            <text:p>ARDUINO_SHIELD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2,J3,J4,J5,J6</text:p>
          </table:table-cell>
          <table:table-cell office:value-type="string">
            <text:p>SMA</text:p>
          </table:table-cell>
          <table:table-cell office:value-type="float" office:value="5">
            <text:p>5</text:p>
          </table:table-cell>
          <table:table-cell office:value-type="string">
            <text:p>SMA</text:p>
          </table:table-cell>
          <table:table-cell/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1,L2</text:p>
          </table:table-cell>
          <table:table-cell office:value-type="string">
            <text:p>Choke_SMD_Wuerth-WE-PD-Typ-M-Typ-S_RevA_27July2010</text:p>
          </table:table-cell>
          <table:table-cell office:value-type="float" office:value="2">
            <text:p>2</text:p>
          </table:table-cell>
          <table:table-cell office:value-type="string">
            <text:p>INDUCTOR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1,D2</text:p>
          </table:table-cell>
          <table:table-cell office:value-type="string">
            <text:p>LED-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V5,RV6</text:p>
          </table:table-cell>
          <table:table-cell office:value-type="string">
            <text:p>POT_CMS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/>
          <table:table-cell office:value-type="float" office:value="2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8T17:31:55</dc:date>
    <meta:generator>LibreOffice/3.5$Linux_X86_64 LibreOffice_project/350m1$Build-2</meta:generator>
    <meta:editing-duration>PT10M49S</meta:editing-duration>
    <meta:editing-cycles>6</meta:editing-cycles>
    <meta:document-statistic meta:table-count="1" meta:cell-count="148" meta:object-count="0"/>
  </office:meta>
</office:document-meta>
</file>